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20f7a4"/>
    </style:style>
    <style:style style:name="P3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20f7a4"/>
    </style:style>
    <style:style style:name="P4" style:family="paragraph" style:parent-style-name="Standard" style:list-style-name="L2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20f7a4"/>
    </style:style>
    <style:style style:name="T1" style:family="text">
      <style:text-properties officeooo:rsid="0020805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1 – exámenes 101-102 – clase 0<text:span text:style-name="T1">5</text:span></text:p>
      <text:p text:style-name="P1"/>
      <text:list text:style-name="L1">
        <text:list-header>
          <text:p text:style-name="P2">PARTICIONES, SISTEMAS DE FICHEROS Y MONTAJES</text:p>
        </text:list-header>
        <text:list-item>
          <text:p text:style-name="P2">Agregando discos – almacenamiento</text:p>
        </text:list-item>
        <text:list-item>
          <text:p text:style-name="P2">SO reconozca los dispositivos </text:p>
        </text:list-item>
        <text:list-item>
          <text:p text:style-name="P2">Crear una tabla de particionamiento – BIOS- MBR 4 particiones (primaria, extendida(incluyen lógicas))UEFI – GPT 128 -fdisk </text:p>
        </text:list-item>
        <text:list-item>
          <text:p text:style-name="P2">Crear las particiones -fdisk </text:p>
        </text:list-item>
        <text:list-item>
          <text:p text:style-name="P2">Asignación de un sistema de ficheros - mkfs </text:p>
        </text:list-item>
        <text:list-item>
          <text:p text:style-name="P2">Presentar el sistema de ficheros en la jerarquía de directorios -mount FS montaje</text:p>
        </text:list-item>
        <text:list-item>
          <text:p text:style-name="P2">Crear un punto de montaje permanente – modificar el fichero /etc/fstab</text:p>
        </text:list-item>
      </text:list>
      <text:p text:style-name="P3">CARACTErÏSTICAS Del FS</text:p>
      <text:p text:style-name="P3"/>
      <text:p text:style-name="P3">exte2-ext3-ext4 – Evoluciones <text:s/>tune2fs</text:p>
      <text:p text:style-name="P3">XFS ZFS (cddl)</text:p>
      <text:p text:style-name="P3">NTFS fat</text:p>
      <text:p text:style-name="P3">REISERFS - </text:p>
      <text:p text:style-name="P3">jfs </text:p>
      <text:p text:style-name="P3">SSHFS</text:p>
      <text:p text:style-name="P3"/>
      <text:p text:style-name="P3">nfs cifs</text:p>
      <text:p text:style-name="P3">Agregar swap – partición (fichero) – mkswap – swapon </text:p>
      <text:p text:style-name="P3"/>
      <text:p text:style-name="P3">INICIO DE SISTEMAS</text:p>
      <text:list xml:id="list3376919490" text:style-name="L2">
        <text:list-item>
          <text:p text:style-name="P4">systemV – rama unix -init – Alpine </text:p>
        </text:list-item>
        <text:list-item>
          <text:p text:style-name="P4">Systemd – arranque propio de linux – RedHat 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04T14:45:41.250871150</dc:date>
    <meta:editing-duration>P1DT3H27M50S</meta:editing-duration>
    <meta:editing-cycles>10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21" meta:word-count="114" meta:character-count="767" meta:non-whitespace-character-count="659"/>
  </office:meta>
</office:document-meta>
</file>